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debug/statusid.txt" manifest:media-type="text/plai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</office:font-face-decls>
  <office:automatic-styles>
    <style:style style:family="table-cell" style:name="a963ab2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2802f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" style:name="Table1">
      <style:table-properties style:width="17cm" table:align="margins"/>
    </style:style>
    <style:style style:family="table-column" style:name="Table1.A">
      <style:table-column-properties style:column-width="5.667cm" style:rel-column-width="21845*"/>
    </style:style>
    <style:style style:family="table-cell" style:name="Table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1.C1">
      <style:table-cell-properties fo:border="0.05pt solid #000000" fo:padding="0.097cm"/>
    </style:style>
    <style:style style:family="table-cell" style:name="Table1.A2">
      <style:table-cell-properties fo:border-bottom="0.05pt solid #000000" fo:border-left="0.05pt solid #000000" fo:border-right="none" fo:border-top="none" fo:padding="0.097cm"/>
    </style:style>
    <style:style style:family="table-cell" style:name="Table1.B2">
      <style:table-cell-properties fo:border-bottom="0.05pt solid #000000" fo:border-left="0.05pt solid #000000" fo:border-right="0.05pt solid #000000" fo:border-top="none" fo:padding="0.097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number-columns-repeated="3" table:style-name="Table1.A"/>
        <table:table-row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C1">
            <text:p text:style-name="Table_20_Contents"/>
          </table:table-cell>
        </table:table-row>
        <table:table-row>
          <table:table-cell table:style-name="a2802f8">
            <text:p text:style-name="Table_20_Contents"/>
          </table:table-cell>
          <table:table-cell table:number-columns-spanned="2" table:style-name="a963ab2">
            <text:p text:style-name="Table_20_Contents"/>
          </table:table-cell>
        </table:table-row>
        <table:table-row>
          <table:table-cell office:value-type="string" table:style-name="Table1.A2">
            <text:p text:style-name="Table_20_Contents"/>
          </table:table-cell>
          <table:table-cell office:value-type="string" table:style-name="Table1.A2">
            <text:p text:style-name="Table_20_Contents"/>
          </table:table-cell>
          <table:table-cell office:value-type="string" table:style-name="Table1.B2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name="Liberation Serif" style:font-name-asian="Arial Unicode MS" style:font-name-complex="Arial Unicode M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Liberation Serif" style:font-name-asian="Arial Unicode MS" style:font-name-complex="Arial Unicode M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'Liberation Sans'" fo:font-size="14pt"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" style:font-name-complex="Arial Unicode M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247cm" fo:margin-top="0cm" loext:contextual-spacing="false"/>
    </style:style>
    <style:style style:class="list" style:family="paragraph" style:name="List" style:parent-style-name="Text_20_body">
      <style:text-properties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size-asian="12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4-11-16T08:12:50.740837000</meta:creation-date>
    <dc:date>2014-11-16T08:29:05</dc:date>
    <meta:editing-duration>P0DT0H0M0.052S</meta:editing-duration>
    <meta:editing-cycles>2</meta:editing-cycles>
    <meta:generator>StarOffice/8$Win32 OpenOffice.org_project/680m18$Build-9161</meta:generator>
    <meta:document-statistic meta:character-count="0" meta:image-count="0" meta:non-whitespace-character-count="0" meta:object-count="0" meta:page-count="1" meta:paragraph-count="0" meta:table-count="1" meta:word-count="0"/>
  </office:meta>
</office:document-meta>
</file>

<file path=debug/statusid.txt>39
</file>